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ulka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Damag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damage of a single Vulkan bullet by one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Projectile Spee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speed of the Vulkan bullet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reRat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Fire Rat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rate of fire of the Vulka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000" calcext:value-type="float">
            <text:p>750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Shot Amoun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amount shot by the Vulkan by one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ierc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0" calcext:value-type="float">
            <text:p>1000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Pier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amount of times the Vulkan can pierce by one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sil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Missile Damag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damage done by the explosion of a missile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<text:span text:style-name="T1">Missile</text:span> Projectile Spee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speed of the missile projectile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reRat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<text:span text:style-name="T1">Missile</text:span> Fire Rat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rate of fire of missile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<text:span text:style-name="T1">Missile</text:span> Shot Amoun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amount of missiles fired by one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0" calcext:value-type="float">
            <text:p>1000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Missile Siz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size of the explosion made by missiles.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09:15:10.6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9T08:32:38.541000000</meta:creation-date>
    <dc:date>2025-07-29T09:15:24.367000000</dc:date>
    <meta:editing-duration>PT20S</meta:editing-duration>
    <meta:editing-cycles>2</meta:editing-cycles>
    <meta:generator>LibreOffice/7.2.6.2$Windows_X86_64 LibreOffice_project/b0ec3a565991f7569a5a7f5d24fed7f52653d754</meta:generator>
    <meta:document-statistic meta:table-count="1" meta:cell-count="155" meta:object-count="0"/>
  </office:meta>
</office:document-meta>
</file>